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 roman" svg:font-family="'Times ne roman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 roman" fo:font-size="11pt" style:font-size-asian="11pt" style:font-size-complex="11pt"/>
    </style:style>
    <style:style style:name="P3" style:family="paragraph" style:parent-style-name="Standard">
      <style:text-properties style:font-name="Times new roman" fo:font-size="11pt" style:font-size-asian="11pt" style:font-size-complex="11pt"/>
    </style:style>
    <style:style style:name="P4" style:family="paragraph" style:parent-style-name="Standard">
      <style:text-properties style:font-name="Times new roman" fo:font-size="11pt" officeooo:paragraph-rsid="00277d95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1pt" officeooo:paragraph-rsid="0043e16f" style:font-size-asian="11pt" style:font-size-complex="11pt"/>
    </style:style>
    <style:style style:name="P7" style:family="paragraph" style:parent-style-name="Preformatted_20_Text">
      <style:text-properties fo:color="#2a6099"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00d8093"/>
    </style:style>
    <style:style style:name="T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Times new roman" fo:font-size="14pt" fo:font-weight="bold" officeooo:rsid="00502322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fo:font-weight="bold" officeooo:rsid="0051ef47" style:font-size-asian="14pt" style:font-weight-asian="bold" style:font-size-complex="14pt" style:font-weight-complex="bold"/>
    </style:style>
    <style:style style:name="T5" style:family="text">
      <style:text-properties style:font-name="Times new roman" fo:font-size="11pt" style:font-size-asian="11pt" style:font-size-complex="11pt"/>
    </style:style>
    <style:style style:name="T6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7" style:family="text">
      <style:text-properties officeooo:rsid="0014ef30"/>
    </style:style>
    <style:style style:name="T8" style:family="text">
      <style:text-properties officeooo:rsid="00160c1d"/>
    </style:style>
    <style:style style:name="T9" style:family="text">
      <style:text-properties officeooo:rsid="00182296"/>
    </style:style>
    <style:style style:name="T10" style:family="text">
      <style:text-properties officeooo:rsid="001909ef"/>
    </style:style>
    <style:style style:name="T11" style:family="text">
      <style:text-properties officeooo:rsid="001d3c17"/>
    </style:style>
    <style:style style:name="T12" style:family="text">
      <style:text-properties officeooo:rsid="001fc9f6"/>
    </style:style>
    <style:style style:name="T13" style:family="text">
      <style:text-properties officeooo:rsid="00213933"/>
    </style:style>
    <style:style style:name="T14" style:family="text">
      <style:text-properties style:font-name="Times ne roman" fo:font-size="11pt" style:font-size-asian="11pt" style:font-size-complex="11pt"/>
    </style:style>
    <style:style style:name="T15" style:family="text">
      <style:text-properties style:font-name="Times ne roman" fo:font-size="11pt" officeooo:rsid="002c0f59" style:font-size-asian="11pt" style:font-size-complex="11pt"/>
    </style:style>
    <style:style style:name="T16" style:family="text">
      <style:text-properties officeooo:rsid="00277d95"/>
    </style:style>
    <style:style style:name="T17" style:family="text">
      <style:text-properties officeooo:rsid="003a7c69"/>
    </style:style>
    <style:style style:name="T18" style:family="text">
      <style:text-properties officeooo:rsid="003e7c6a"/>
    </style:style>
    <style:style style:name="T19" style:family="text">
      <style:text-properties style:text-position="super 58%"/>
    </style:style>
    <style:style style:name="T20" style:family="text">
      <style:text-properties officeooo:rsid="004de3a7"/>
    </style:style>
    <style:style style:name="T21" style:family="text">
      <style:text-properties fo:color="#2a6099" fo:font-weight="bold" style:font-weight-asian="bold" style:font-weight-complex="bold"/>
    </style:style>
    <style:style style:name="T22" style:family="text">
      <style:text-properties fo:color="#2a6099" fo:font-weight="bold" officeooo:rsid="0060292e" style:font-weight-asian="bold" style:font-weight-complex="bold"/>
    </style:style>
    <style:style style:name="T23" style:family="text">
      <style:text-properties fo:color="#2a6099" fo:font-weight="bold" officeooo:rsid="005f9021" style:font-weight-asian="bold" style:font-weight-complex="bold"/>
    </style:style>
    <style:style style:name="T24" style:family="text">
      <style:text-properties fo:color="#2a6099" fo:font-weight="bold" officeooo:rsid="0055c9f4" style:font-weight-asian="bold" style:font-weight-complex="bold"/>
    </style:style>
    <style:style style:name="T25" style:family="text">
      <style:text-properties fo:color="#2a6099" fo:font-weight="bold" officeooo:rsid="0056b312" style:font-weight-asian="bold" style:font-weight-complex="bold"/>
    </style:style>
    <style:style style:name="T26" style:family="text">
      <style:text-properties fo:color="#2a6099" fo:font-weight="bold" officeooo:rsid="005b116b" style:font-weight-asian="bold" style:font-weight-complex="bold"/>
    </style:style>
    <style:style style:name="T27" style:family="text">
      <style:text-properties fo:color="#2a6099" fo:font-weight="bold" officeooo:rsid="0060d6e1" style:font-weight-asian="bold" style:font-weight-complex="bold"/>
    </style:style>
    <style:style style:name="T28" style:family="text">
      <style:text-properties fo:color="#2a6099" fo:font-weight="bold" officeooo:rsid="0060ff93" style:font-weight-asian="bold" style:font-weight-complex="bold"/>
    </style:style>
    <style:style style:name="T29" style:family="text">
      <style:text-properties fo:color="#2a6099" fo:font-weight="bold" officeooo:rsid="0061d740" style:font-weight-asian="bold" style:font-weight-complex="bold"/>
    </style:style>
    <style:style style:name="T30" style:family="text">
      <style:text-properties fo:color="#2a6099" fo:font-weight="bold" officeooo:rsid="00689e6b" style:font-weight-asian="bold" style:font-weight-complex="bold"/>
    </style:style>
    <style:style style:name="T31" style:family="text">
      <style:text-properties fo:color="#2a6099" fo:font-weight="bold" officeooo:rsid="006903d8" style:font-weight-asian="bold" style:font-weight-complex="bold"/>
    </style:style>
    <style:style style:name="T32" style:family="text">
      <style:text-properties officeooo:rsid="0060548f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62c772" style:font-weight-asian="bold" style:font-weight-complex="bold"/>
    </style:style>
    <style:style style:name="T35" style:family="text">
      <style:text-properties fo:font-weight="bold" officeooo:rsid="001d3c17" style:font-weight-asian="bold" style:font-weight-complex="bold"/>
    </style:style>
    <style:style style:name="T36" style:family="text">
      <style:text-properties fo:font-weight="bold" officeooo:rsid="001909ef" style:font-weight-asian="bold" style:font-weight-complex="bold"/>
    </style:style>
    <style:style style:name="T37" style:family="text">
      <style:text-properties fo:font-weight="bold" officeooo:rsid="0014ef30" style:font-weight-asian="bold" style:font-weight-complex="bold"/>
    </style:style>
    <style:style style:name="T38" style:family="text">
      <style:text-properties fo:font-weight="bold" officeooo:rsid="0065e5a2" style:font-weight-asian="bold" style:font-weight-complex="bold"/>
    </style:style>
    <style:style style:name="T39" style:family="text">
      <style:text-properties fo:font-weight="bold" officeooo:rsid="00277d95" style:font-weight-asian="bold" style:font-weight-complex="bold"/>
    </style:style>
    <style:style style:name="T40" style:family="text">
      <style:text-properties officeooo:rsid="006453f4"/>
    </style:style>
    <style:style style:name="T41" style:family="text">
      <style:text-properties officeooo:rsid="0065e5a2"/>
    </style:style>
    <style:style style:name="T42" style:family="text">
      <style:text-properties officeooo:rsid="00662a40"/>
    </style:style>
    <style:style style:name="T43" style:family="text">
      <style:text-properties officeooo:rsid="00689e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Библиографија</text:span><text:span text:style-name="T2"> – </text:span><text:span text:style-name="T3">Марко Ђуканови</text:span><text:span text:style-name="T4">ћ</text:span></text:p>
      <text:p text:style-name="Preformatted_20_Text"/>
      <text:p text:style-name="Preformatted_20_Text"/>
      <text:p text:style-name="Standard"><text:span text:style-name="T30">Р</text:span><text:span text:style-name="T22">адови</text:span><text:span text:style-name="T23"> </text:span><text:span text:style-name="T30">са</text:span><text:span text:style-name="T23"> </text:span><text:span text:style-name="T21">Web of Scienc</text:span><text:span text:style-name="T24">е </text:span><text:span text:style-name="T25">у посљедњих 5 го</text:span><text:span text:style-name="T26">дина</text:span></text:p>
      <text:p text:style-name="Preformatted_20_Text"/>
      <text:p text:style-name="P3">1. Zec,<text:span text:style-name="T7">T.,</text:span> <text:span text:style-name="T33">Djukanovic,</text:span><text:span text:style-name="T37">M. </text:span><text:span text:style-name="T8">&amp; </text:span>Matic, <text:span text:style-name="T7">D.</text:span> (2023). The signed (total) Roman domination prblem on some classes of planar graphs -- convex polytopes, Discrete Mathematics, Algorithms and Applications (accepted, to appear, <text:span text:style-name="T41">IF: </text:span><text:span text:style-name="T38">1.2</text:span>)</text:p>
      <text:p text:style-name="P3"/>
      <text:p text:style-name="P3"><text:span text:style-name="T1">2</text:span>. <text:span text:style-name="T33">Djukanovic,</text:span><text:span text:style-name="T36">M.</text:span><text:span text:style-name="T10">,</text:span> Kartelj, <text:span text:style-name="T9">A.</text:span> <text:span text:style-name="T9">&amp; </text:span>Blum, <text:span text:style-name="T9">C.</text:span> (2023). Self-Adaptive Cmsa for Solving the Multidimensional Multi-Way Number Partitioning Problem. Expert Systems with Applications, 232: 120762 (I<text:span text:style-name="T42">F:</text:span> <text:span text:style-name="T33">8.5</text:span>)</text:p>
      <text:p text:style-name="P3"/>
      <text:p text:style-name="P3"><text:span text:style-name="T1">3</text:span>. Kartelj, <text:span text:style-name="T11">A. &amp;</text:span> <text:span text:style-name="T33">Djukanovic, </text:span><text:span text:style-name="T35">M.</text:span> (2023). RILS-ROLS: Robust Symbolic Regression via Iterated Local Search and Ordinary Least Squares. Journal of Big Data 10 (71), 1-28 (IF: <text:span text:style-name="T33">10.1</text:span>)</text:p>
      <text:p text:style-name="P3"/>
      <text:p text:style-name="P3"><text:span text:style-name="T1">4</text:span>. Kapunac, <text:span text:style-name="T12">S., </text:span>Kartelj, <text:span text:style-name="T12">A., &amp;</text:span> Djukanov<text:span text:style-name="T13">ic,</text:span> <text:span text:style-name="T12">M.</text:span> (2023). Variable Neighborhood Search for Weighted Total Domination Problem and Its Application in Social Network Information Spreading. Applied Soft Computing 110387 (IF: <text:span text:style-name="T33">8.7</text:span>)</text:p>
      <text:p text:style-name="P3"/>
      <text:p text:style-name="P3"><text:span text:style-name="T1">5</text:span>. <text:span text:style-name="T33">Djukanovic, M.</text:span>, Kartelj A., Matić D., Grbić M., Blum C., &amp; Raidl, G. R. (2022). Graph search and variable neighborhood search for finding constrained longest common subsequences in artificial and real gene sequences. Applied Soft Computing, 122, 108844 (IF: <text:span text:style-name="T33">6.725</text:span>)</text:p>
      <text:p text:style-name="P3"/>
      <text:p text:style-name="P3"><text:span text:style-name="T1">6</text:span>.Nikolic, B., <text:span text:style-name="T33">Djukanovic, M.</text:span> &amp; Matic, D. (2022). New mixed-integer linear programming model for solving the multidimensional multi-way number partitioning problem. Comp. Appl. Math. 41, 119 (IF: <text:span text:style-name="T33">2.239</text:span>)</text:p>
      <text:p text:style-name="P3"/>
      <text:p text:style-name="P3"><text:span text:style-name="T1">7</text:span>. Nikolic, B., Kartelj, A., <text:span text:style-name="T33">Djukanovic, M.</text:span>, Grbic, M., Blum, C. <text:span text:style-name="T40">&amp;</text:span> Raidl G. (2021) Solving the Longest Common Subsequence Problem Concerning Non-Uniform Distributions of Letters in Input Strings. Mathematics, 9(13):1515. (<text:span text:style-name="T42">IF:</text:span> <text:span text:style-name="T33">2.258</text:span>)</text:p>
      <text:p text:style-name="P3"/>
      <text:p text:style-name="P3"><text:span text:style-name="T1">8</text:span>. Blum, C., <text:span text:style-name="T33">Djukanovic, M.</text:span>, Santini, A., Jiang, H., Li, C. M., Manyà, F., &amp; Raidl, G. R. (2021). Solving longest common subsequence problems via a transformation to the maximum clique problem. Computers &amp; Operations Research, 125, 105089. (IF: <text:span text:style-name="T33">4.008</text:span>)</text:p>
      <text:p text:style-name="P3"/>
      <text:p text:style-name="P3"><text:span text:style-name="T1">9</text:span>. <text:span text:style-name="T33">Djukanovic, M.</text:span>, Berger, C., Raidl, G. R., &amp; Blum, C. (2021). An A* search algorithm for the constrained longest common subsequence problem. Information Processing Letters, 166, 106041. (IF: <text:span text:style-name="T33">0.959</text:span>)</text:p>
      <text:p text:style-name="P3"/>
      <text:p text:style-name="P4"><text:span text:style-name="T16">10. </text:span><text:s/><text:span text:style-name="T33">Djukanovic, M.</text:span>, Raidl, G. R., &amp; Blum, C. (2020). Anytime algorithms for the longest common palindromic subsequence problem. <text:span text:style-name="T16">Computers &amp; Operations Research, 114, 104827. (IF:</text:span><text:span text:style-name="T39"> 4.008</text:span><text:span text:style-name="T16">)</text:span></text:p>
      <text:p text:style-name="P4"/>
      <text:p text:style-name="P3">1<text:span text:style-name="T1">1</text:span>. <text:span text:style-name="T33">Djukanovic, M.</text:span>, Raidl, G. R., &amp; Blum, C. (2020). Finding Longest Common Subsequences: New anytime A* search results. Applied Soft Computing, 95, 106499. (<text:span text:style-name="T42">IF:</text:span><text:span text:style-name="T33"> 6.725</text:span>)</text:p>
      <text:p text:style-name="P2"/>
      <text:p text:style-name="Preformatted_20_Text"/>
      <text:p text:style-name="P7"><text:span text:style-name="T43">Р</text:span><text:span text:style-name="T32">адови у н</text:span>ациона<text:span text:style-name="T32">лним</text:span> часопи<text:span text:style-name="T32">сима</text:span> прве категорије у посљедњих пет година</text:p>
      <text:p text:style-name="Preformatted_20_Text"/>
      <text:p text:style-name="Standard"><text:span text:style-name="T15">1.</text:span><text:span text:style-name="T14"> </text:span><text:span text:style-name="T5">Predojević M., </text:span><text:span text:style-name="T6">Đukanović M.</text:span><text:span text:style-name="T5">, Grbić M., Dragan M. (2021). Can greedy-like heuristics be useful for solving the Weighted Orthogonal Art Gallery Problem under regular grid discretization?. International Journal of Electrical Engineering and Computing 5 (2): 77–85</text:span></text:p>
      <text:p text:style-name="Preformatted_20_Text"/>
      <text:p text:style-name="Preformatted_20_Text"/>
      <text:p text:style-name="Standard"><text:span text:style-name="T31">Р</text:span><text:span text:style-name="T21">адови у националним часопис</text:span><text:span text:style-name="T28">има</text:span><text:span text:style-name="T21"> (друга и трећа категорија) и зборницима и монографијама у посљедњих пет го</text:span><text:span text:style-name="T29">дина</text:span></text:p>
      <text:p text:style-name="Preformatted_20_Text"><text:soft-page-break/></text:p>
      <text:p text:style-name="Preformatted_20_Text"/>
      <text:p text:style-name="Preformatted_20_Text"/>
      <text:p text:style-name="P5">1. Predojević , M., Kartelj, A., &amp; <text:span text:style-name="T33">Djukanović , M. </text:span><text:span text:style-name="T20">(2023).</text:span> Variable neighborhood search for solving the k-domination problem. In Proceedings of the Companion Conference on Genetic and Evolutionary Computation (pp. 239-242), Lisbon, Portugal.</text:p>
      <text:p text:style-name="P5"/>
      <text:p text:style-name="P5">2. <text:span text:style-name="T33">Djukanović , M.</text:span>, Kartelj, A. <text:span text:style-name="T20">(2023).</text:span> Integrating Top-level Constraints into a Symbolic Regression Search Algorithm. <text:span text:style-name="T17">I</text:span>n 2023 Second Serbian International Conference on Applied Artifi cial Intelligence (SICAAI), Kragujevac, Serbia.</text:p>
      <text:p text:style-name="P5"/>
      <text:p text:style-name="P5">3. <text:span text:style-name="T33">Djukanovic, M.</text:span>, Matic, D., Blum, C., &amp; Kartelj, A. (2022). Application of A* to the Generalized Constrained Longest Common Subsequence Problem with Many Pattern Strings. In International Conference on Pattern Recognition and Artificial Intelligence <text:s/>(pp. 53-64). Springer, Cham.</text:p>
      <text:p text:style-name="P5"/>
      <text:p text:style-name="P5">4. Jaguzović , M., Grbić , M., <text:span text:style-name="T33">Ðukanović , M.</text:span>, and Matić . D. (2022) Identifi cation of protein complexes by overlapping community detection algorithms: A comparative study. In Proceedings of 21st International Symposium INFOTEH-JAHORINA (INFOTEH). pp. 1-6, doi:10.1109/INFOTEH53737.2022.9751314.</text:p>
      <text:p text:style-name="P5"/>
      <text:p text:style-name="P5">5. Zec, T., Kartelj, A., <text:span text:style-name="T33">Djukanović , M.</text:span>, Grbić , M., and Matić , D. (2021). Statistical analysis of correlation between weather parameters and new COVID-19 cases: a case study of Bosnia and Herzegovina. In Proceedings of 15th International Conference on INnovations in Intelligent SysTems and Applicatio<text:span text:style-name="T18">ns </text:span>(INISTA). pp. 1-6</text:p>
      <text:p text:style-name="P5"/>
      <text:p text:style-name="P6">6. Crnogorac,V., Grbić , M., <text:span text:style-name="T33">Đ</text:span><text:span text:style-name="T34">u</text:span><text:span text:style-name="T33">kanović , M.</text:span>, and Matić , D. (2021). Clustering of European countries and territories based on cumulative relative number of COVID 19 patients in 2020. In Proceedings of 20<text:span text:style-name="T19">th </text:span>International Symposium INFOTEH-JAHORINA (INFOTEH). pp. 1-6, doi: 10.1109/INFOTEH51037.2021.9400670.</text:p>
      <text:p text:style-name="P6"/>
      <text:p text:style-name="P5">7. <text:span text:style-name="T33">Djukanovic, M.</text:span>, Berger, C., Raidl, G.R., Blum, C. (2020). On Solving a Generalized Constrained Longest Common Subsequence Problem . In Optimization and Applications. OPTIMA 2020. Lecture Notes in Computer Science(), vol 12422.Springer, Cham.</text:p>
      <text:p text:style-name="P5"/>
      <text:p text:style-name="P5">8. Horn, M., <text:span text:style-name="T33">Djukanovic, M.</text:span>, Blum, C., Raidl, G.R. (2020). On the Use of Decision Diagrams for Finding Repetition-Free Longest Common Subsequences . In Optimization and Applications. OPTIMA 2020. Lecture Notes in Computer Science(), vol 12422. Springer, Cham.</text:p>
      <text:p text:style-name="P5"/>
      <text:p text:style-name="P5">9. <text:span text:style-name="T33">Djukanovic, M.</text:span>, Raidl, G.R., Blum, C. (2020). A Heuristic Approach for Solving the Longest Common Square Subsequence Problem. In Computer Aided Systems Theory – EUROCAST 2019. EUROCAST 2019. Lecture Notes in Computer Science(), vol 12013. Springer, Cham.</text:p>
      <text:p text:style-name="P5"/>
      <text:p text:style-name="P5">10. <text:span text:style-name="T33">Djukanovic, M.</text:span>, Raidl, G.R., Blum, C. (2019). A Beam Search for the Longest Common Subsequence Problem Guided by a Novel Approximate Expected Length Calculation . In Machine Learning, Optimization, and Data Science. LOD 2019. Lecture Notes in Computer Science(), vol 11943. Springer, Cham.</text:p>
      <text:p text:style-name="P5"/>
      <text:p text:style-name="P5">11. <text:span text:style-name="T33">Djukanovic, M.</text:span>, Raidl, G.R., Blum, C. (2018). Exact and Heuristic Approaches for the Longest Common Palindromic Subsequence Problem . In Learning and Intelligent Optimization. LION 12 2018. Lecture Notes in Computer Science(), vol 11353. Springer, Cham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 roman" svg:font-family="'Times ne roman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02T21:43:44.746553105</dc:date>
    <meta:editing-duration>PT1H1M6S</meta:editing-duration>
    <meta:editing-cycles>69</meta:editing-cycles>
    <meta:generator>LibreOffice/6.4.7.2$Linux_X86_64 LibreOffice_project/40$Build-2</meta:generator>
    <meta:document-statistic meta:table-count="0" meta:image-count="0" meta:object-count="0" meta:page-count="2" meta:paragraph-count="27" meta:word-count="842" meta:character-count="5828" meta:non-whitespace-character-count="5010"/>
  </office:meta>
</office:document-meta>
</file>